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marker-end="Arrow" draw:marker-end-width="0.3cm" draw:fill="solid" draw:fill-color="#00ff00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fill="solid" draw:fill-color="#00ff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2cm" svg:x="1cm" svg:y="2.5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7cm" svg:y="1.5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7cm" svg:y="5.5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12cm" svg:y="4.5cm"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2.5cm" svg:height="2cm" svg:x="3cm" svg:y="9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2cm" svg:x="10.5cm" svg:y="9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12cm" svg:y="12.5cm"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2cm" svg:height="2cm" svg:x="2cm" svg:y="14.5cm"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2cm" svg:height="2cm" svg:x="7cm" svg:y="14.5cm">
          <text:p text:style-name="P2"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cm" svg:y1="3.5cm" svg:x2="7cm" svg:y2="2.5cm">
          <text:p text:style-name="P2"/>
        </draw:line>
        <draw:line draw:style-name="gr5" draw:text-style-name="P1" draw:layer="layout" svg:x1="8cm" svg:y1="3.5cm" svg:x2="8cm" svg:y2="5.5cm">
          <text:p text:style-name="P2"/>
        </draw:line>
        <draw:line draw:style-name="gr5" draw:text-style-name="P1" draw:layer="layout" svg:x1="9cm" svg:y1="6.5cm" svg:x2="12cm" svg:y2="5.5cm">
          <text:p text:style-name="P2"/>
        </draw:line>
        <draw:line draw:style-name="gr5" draw:text-style-name="P1" draw:layer="layout" svg:x1="4.5cm" svg:y1="11cm" svg:x2="7cm" svg:y2="12.5cm">
          <text:p text:style-name="P2"/>
        </draw:line>
        <draw:line draw:style-name="gr5" draw:text-style-name="P1" draw:layer="layout" svg:x1="11.5cm" svg:y1="11cm" svg:x2="9cm" svg:y2="12.5cm">
          <text:p text:style-name="P2"/>
        </draw:line>
        <draw:line draw:style-name="gr5" draw:text-style-name="P1" draw:layer="layout" svg:x1="4cm" svg:y1="11cm" svg:x2="7cm" svg:y2="15cm">
          <text:p text:style-name="P2"/>
        </draw:line>
        <draw:line draw:style-name="gr5" draw:text-style-name="P1" draw:layer="layout" svg:x1="12cm" svg:y1="11cm" svg:x2="9cm" svg:y2="15cm">
          <text:p text:style-name="P2"/>
        </draw:line>
        <draw:line draw:style-name="gr4" draw:text-style-name="P1" draw:layer="layout" svg:x1="7cm" svg:y1="15.5cm" svg:x2="4cm" svg:y2="15.5cm">
          <text:p text:style-name="P2"/>
        </draw:line>
        <draw:line draw:style-name="gr5" draw:text-style-name="P1" draw:layer="layout" svg:x1="8cm" svg:y1="7.5cm" svg:x2="5.5cm" svg:y2="9cm">
          <text:p text:style-name="P2"/>
        </draw:line>
        <draw:line draw:style-name="gr5" draw:text-style-name="P1" draw:layer="layout" svg:x1="8cm" svg:y1="7.5cm" svg:x2="10.5cm" svg:y2="9cm">
          <text:p text:style-name="P2"/>
        </draw:line>
        <draw:frame draw:style-name="gr6" draw:layer="layout" svg:width="2.119cm" svg:height="0.966cm" svg:x="0.902cm" svg:y="4.538cm">
          <draw:text-box>
            <text:p text:style-name="P2">Client</text:p>
          </draw:text-box>
        </draw:frame>
        <draw:frame draw:style-name="gr6" draw:layer="layout" svg:width="2.403cm" svg:height="0.966cm" svg:x="7cm" svg:y="0.5cm">
          <draw:text-box>
            <text:p text:style-name="P2">listen()</text:p>
          </draw:text-box>
        </draw:frame>
        <draw:frame draw:style-name="gr6" draw:layer="layout" svg:width="2.792cm" svg:height="0.966cm" svg:x="4.242cm" svg:y="6cm">
          <draw:text-box>
            <text:p text:style-name="P2">accept()</text:p>
          </draw:text-box>
        </draw:frame>
        <draw:frame draw:style-name="gr6" draw:layer="layout" svg:width="3.203cm" svg:height="0.966cm" svg:x="11.5cm" svg:y="3.5cm">
          <draw:text-box>
            <text:p text:style-name="P2">LDAP DB</text:p>
          </draw:text-box>
        </draw:frame>
        <draw:frame draw:style-name="gr6" draw:layer="layout" svg:width="2.809cm" svg:height="0.966cm" svg:x="1.691cm" svg:y="13.534cm">
          <draw:text-box>
            <text:p text:style-name="P2">SQL DB</text:p>
          </draw:text-box>
        </draw:frame>
        <draw:frame draw:style-name="gr6" draw:layer="layout" svg:width="3.533cm" svg:height="0.966cm" svg:x="11.467cm" svg:y="14.534cm">
          <draw:text-box>
            <text:p text:style-name="P2">Filesystem</text:p>
          </draw:text-box>
        </draw:frame>
        <draw:frame draw:style-name="gr6" draw:layer="layout" svg:width="5.184cm" svg:height="0.966cm" svg:x="5.5cm" svg:y="7.538cm">
          <draw:text-box>
            <text:p text:style-name="P2">pthread_create()</text:p>
          </draw:text-box>
        </draw:frame>
        <draw:frame draw:style-name="gr6" draw:layer="layout" svg:width="5.298cm" svg:height="0.966cm" svg:x="13cm" svg:y="9.5cm">
          <draw:text-box>
            <text:p text:style-name="P2">UI: modify/create</text:p>
          </draw:text-box>
        </draw:frame>
        <draw:frame draw:style-name="gr6" draw:layer="layout" svg:width="2.758cm" svg:height="0.966cm" svg:x="0cm" svg:y="9.5cm">
          <draw:text-box>
            <text:p text:style-name="P2">UI: view</text:p>
          </draw:text-box>
        </draw:frame>
        <draw:frame draw:style-name="gr6" draw:layer="layout" svg:width="5.184cm" svg:height="0.966cm" svg:x="5.5cm" svg:y="4cm">
          <draw:text-box>
            <text:p text:style-name="P2">pthread_create()</text:p>
          </draw:text-box>
        </draw:frame>
        <draw:custom-shape draw:style-name="gr3" draw:text-style-name="P1" draw:layer="layout" svg:width="2cm" svg:height="2cm" svg:x="7cm" svg:y="11.5cm">
          <text:p text:style-name="P2"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cm" svg:y1="13.5cm" svg:x2="9cm" svg:y2="13cm">
          <text:p text:style-name="P2"/>
        </draw:line>
        <draw:frame draw:style-name="gr6" draw:layer="layout" svg:width="4.122cm" svg:height="0.966cm" svg:x="5.878cm" svg:y="10.534cm">
          <draw:text-box>
            <text:p text:style-name="P2">priv. Process</text:p>
          </draw:text-box>
        </draw:frame>
        <draw:frame draw:style-name="gr6" draw:layer="layout" svg:width="3.796cm" svg:height="0.966cm" svg:x="6.204cm" svg:y="16.5cm">
          <draw:text-box>
            <text:p text:style-name="P2">SQL Serv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de" style:country-asian="DE" style:font-family-complex="Arial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2-02T14:04:08</meta:creation-date>
    <dc:date>2007-02-07T12:58:05</dc:date>
    <dc:language>de-DE</dc:language>
    <meta:editing-cycles>6</meta:editing-cycles>
    <meta:editing-duration>PT2H4M34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